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502e4c"/>
    </style:style>
    <style:style style:name="P2" style:family="paragraph" style:parent-style-name="_5f_code">
      <style:text-properties officeooo:paragraph-rsid="005b4712"/>
    </style:style>
    <style:style style:name="P3" style:family="paragraph" style:parent-style-name="_5f_code">
      <style:text-properties officeooo:paragraph-rsid="0069b8a7"/>
    </style:style>
    <style:style style:name="P4" style:family="paragraph" style:parent-style-name="_5f_code">
      <style:text-properties officeooo:paragraph-rsid="006aff7d"/>
    </style:style>
    <style:style style:name="P5" style:family="paragraph" style:parent-style-name="_5f_code">
      <style:text-properties officeooo:paragraph-rsid="007921b9"/>
    </style:style>
    <style:style style:name="P6" style:family="paragraph" style:parent-style-name="_5f_text">
      <style:text-properties officeooo:paragraph-rsid="00502e4c"/>
    </style:style>
    <style:style style:name="P7" style:family="paragraph" style:parent-style-name="_5f_text">
      <style:text-properties fo:language="ru" fo:country="RU" officeooo:rsid="00502e4c" officeooo:paragraph-rsid="00502e4c"/>
    </style:style>
    <style:style style:name="P8" style:family="paragraph" style:parent-style-name="_5f_text">
      <style:text-properties fo:language="ru" fo:country="RU" officeooo:rsid="0042af30" officeooo:paragraph-rsid="005b4712"/>
    </style:style>
    <style:style style:name="P9" style:family="paragraph" style:parent-style-name="_5f_text">
      <style:text-properties fo:language="ru" fo:country="RU" officeooo:rsid="006db161" officeooo:paragraph-rsid="006db161"/>
    </style:style>
    <style:style style:name="P10" style:family="paragraph" style:parent-style-name="_5f_text">
      <style:text-properties fo:language="ru" fo:country="RU" officeooo:rsid="0071ab9f" officeooo:paragraph-rsid="0071ab9f"/>
    </style:style>
    <style:style style:name="P11" style:family="paragraph" style:parent-style-name="_5f_text">
      <style:text-properties fo:language="ru" fo:country="RU" officeooo:rsid="007397b6" officeooo:paragraph-rsid="007397b6"/>
    </style:style>
    <style:style style:name="P12" style:family="paragraph" style:parent-style-name="_5f_text">
      <style:text-properties fo:language="ru" fo:country="RU" officeooo:rsid="00749ed2" officeooo:paragraph-rsid="00749ed2"/>
    </style:style>
    <style:style style:name="P13" style:family="paragraph" style:parent-style-name="_5f_text">
      <style:text-properties fo:language="ru" fo:country="RU" officeooo:rsid="007836d4" officeooo:paragraph-rsid="007836d4"/>
    </style:style>
    <style:style style:name="P14" style:family="paragraph" style:parent-style-name="_5f_text">
      <style:text-properties fo:language="ru" fo:country="RU" officeooo:rsid="007e89a6" officeooo:paragraph-rsid="007e89a6"/>
    </style:style>
    <style:style style:name="P15" style:family="paragraph" style:parent-style-name="_5f_text">
      <style:text-properties officeooo:rsid="0052fe9b" officeooo:paragraph-rsid="0052fe9b"/>
    </style:style>
    <style:style style:name="P16" style:family="paragraph" style:parent-style-name="_5f_text">
      <style:text-properties officeooo:paragraph-rsid="005b4712"/>
    </style:style>
    <style:style style:name="P17" style:family="paragraph" style:parent-style-name="_5f_text">
      <style:text-properties style:font-name="Calibri Light1" fo:font-size="10pt" fo:language="ru" fo:country="RU" fo:font-weight="250" officeooo:rsid="006f7b73" officeooo:paragraph-rsid="006f7b73"/>
    </style:style>
    <style:style style:name="P18" style:family="paragraph" style:parent-style-name="_5f_text">
      <style:text-properties style:font-name="Calibri Light1" fo:font-size="10pt" fo:language="ru" fo:country="RU" fo:font-weight="250" officeooo:rsid="006f7b73" officeooo:paragraph-rsid="0070e769"/>
    </style:style>
    <style:style style:name="P19" style:family="paragraph" style:parent-style-name="_5f_text">
      <style:text-properties style:font-name="Calibri Light1" fo:font-size="10pt" fo:language="ru" fo:country="RU" fo:font-weight="250" officeooo:rsid="0071ab9f" officeooo:paragraph-rsid="0071ab9f"/>
    </style:style>
    <style:style style:name="P20" style:family="paragraph" style:parent-style-name="_5f_text">
      <style:text-properties style:font-name="Calibri Light1" fo:font-size="10pt" fo:language="ru" fo:country="RU" fo:font-weight="250" officeooo:rsid="007643d1" officeooo:paragraph-rsid="007643d1"/>
    </style:style>
    <style:style style:name="P21" style:family="paragraph" style:parent-style-name="_5f_text">
      <style:text-properties style:font-name="Calibri Light1" fo:font-size="10pt" fo:language="en" fo:country="US" fo:font-weight="250" officeooo:rsid="006f7b73" officeooo:paragraph-rsid="0070e769"/>
    </style:style>
    <style:style style:name="P22" style:family="paragraph" style:parent-style-name="_5f_text">
      <style:text-properties officeooo:paragraph-rsid="0070e769"/>
    </style:style>
    <style:style style:name="P23" style:family="paragraph" style:parent-style-name="_5f_text">
      <style:text-properties officeooo:paragraph-rsid="0071ab9f"/>
    </style:style>
    <style:style style:name="P24" style:family="paragraph" style:parent-style-name="_5f_text">
      <style:text-properties officeooo:rsid="0071ab9f" officeooo:paragraph-rsid="0071ab9f"/>
    </style:style>
    <style:style style:name="P25" style:family="paragraph" style:parent-style-name="_5f_text">
      <style:text-properties officeooo:paragraph-rsid="00752e50"/>
    </style:style>
    <style:style style:name="P26" style:family="paragraph" style:parent-style-name="_5f_text">
      <style:text-properties officeooo:paragraph-rsid="007ad666"/>
    </style:style>
    <style:style style:name="P27" style:family="paragraph" style:parent-style-name="_5f_heading_5f_2">
      <style:text-properties officeooo:rsid="0066045e" officeooo:paragraph-rsid="0066045e"/>
    </style:style>
    <style:style style:name="P28" style:family="paragraph" style:parent-style-name="_5f_heading_5f_2">
      <style:text-properties officeooo:rsid="0068432c" officeooo:paragraph-rsid="0068432c"/>
    </style:style>
    <style:style style:name="P29" style:family="paragraph" style:parent-style-name="_5f_heading_5f_2">
      <style:text-properties fo:language="ru" fo:country="RU"/>
    </style:style>
    <style:style style:name="P30" style:family="paragraph" style:parent-style-name="_5f_heading_5f_1">
      <style:text-properties fo:language="ru" fo:country="RU"/>
    </style:style>
    <style:style style:name="P31" style:family="paragraph" style:parent-style-name="_5f_code">
      <style:text-properties fo:font-weight="bold" style:font-weight-asian="bold" style:font-weight-complex="bold"/>
    </style:style>
    <style:style style:name="P32" style:family="paragraph" style:parent-style-name="_5f_text">
      <style:text-properties officeooo:rsid="007f6772" officeooo:paragraph-rsid="007f677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e60e5"/>
    </style:style>
    <style:style style:name="T3" style:family="text">
      <style:text-properties fo:language="ru" fo:country="RU" officeooo:rsid="00522ec8"/>
    </style:style>
    <style:style style:name="T4" style:family="text">
      <style:text-properties fo:language="ru" fo:country="RU" officeooo:rsid="0071ab9f"/>
    </style:style>
    <style:style style:name="T5" style:family="text">
      <style:text-properties fo:language="ru" fo:country="RU" officeooo:rsid="00752e50"/>
    </style:style>
    <style:style style:name="T6" style:family="text">
      <style:text-properties fo:language="ru" fo:country="RU" officeooo:rsid="007e89a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3e9324"/>
    </style:style>
    <style:style style:name="T9" style:family="text">
      <style:text-properties fo:language="en" fo:country="US" officeooo:rsid="00462a61"/>
    </style:style>
    <style:style style:name="T10" style:family="text">
      <style:text-properties fo:language="en" fo:country="US" officeooo:rsid="0069b8a7"/>
    </style:style>
    <style:style style:name="T11" style:family="text">
      <style:text-properties fo:language="en" fo:country="US" officeooo:rsid="0071ab9f"/>
    </style:style>
    <style:style style:name="T12" style:family="text">
      <style:text-properties fo:language="en" fo:country="US" officeooo:rsid="00512e3d"/>
    </style:style>
    <style:style style:name="T13" style:family="text">
      <style:text-properties fo:language="en" fo:country="US" officeooo:rsid="007ad666"/>
    </style:style>
    <style:style style:name="T14" style:family="text">
      <style:text-properties fo:language="en" fo:country="US" officeooo:rsid="007ca055"/>
    </style:style>
    <style:style style:name="T15" style:family="text">
      <style:text-properties style:font-name="Calibri Light1" fo:font-size="10pt" fo:language="ru" fo:country="RU" fo:font-weight="250" officeooo:rsid="006f7b73"/>
    </style:style>
    <style:style style:name="T16" style:family="text">
      <style:text-properties style:font-name="Calibri Light1" fo:font-size="10pt" fo:language="ru" fo:country="RU" fo:font-weight="250" officeooo:rsid="00752e50"/>
    </style:style>
    <style:style style:name="T17" style:family="text">
      <style:text-properties style:font-name="Calibri Light1" fo:font-size="10pt" fo:language="en" fo:country="US" fo:font-weight="250"/>
    </style:style>
    <style:style style:name="T18" style:family="text">
      <style:text-properties style:font-name="Calibri Light1" fo:font-size="10pt" fo:language="en" fo:country="US" fo:font-weight="250" officeooo:rsid="006f7b73"/>
    </style:style>
    <style:style style:name="T19" style:family="text">
      <style:text-properties style:font-name="Calibri Light1" fo:font-size="10pt" fo:language="en" fo:country="US" fo:font-weight="250" officeooo:rsid="0070e769"/>
    </style:style>
    <style:style style:name="T20" style:family="text">
      <style:text-properties style:font-name="Calibri Light1" fo:font-size="10pt" fo:language="en" fo:country="US" fo:font-weight="250" officeooo:rsid="0071ab9f"/>
    </style:style>
    <style:style style:name="T21" style:family="text">
      <style:text-properties style:font-name="Calibri Light1" fo:font-size="10pt" fo:font-weight="250"/>
    </style:style>
    <style:style style:name="T22" style:family="text">
      <style:text-properties style:font-name="Calibri Light1" fo:font-size="10pt" fo:font-weight="250" officeooo:rsid="0071ab9f"/>
    </style:style>
    <style:style style:name="T23" style:family="text">
      <style:text-properties officeooo:rsid="0071ab9f"/>
    </style:style>
    <style:style style:name="T24" style:family="text">
      <style:text-properties officeooo:rsid="007a2a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2">Запрос через axios</text:p>
      <text:p text:style-name="_5f_text"/>
      <text:p text:style-name="_5f_code">import React from 'react';</text:p>
      <text:p text:style-name="_5f_code">import './App.css';</text:p>
      <text:p text:style-name="P31">import axios from "axios";</text:p>
      <text:p text:style-name="_5f_code"/>
      <text:p text:style-name="P31">const Axios = axios.create({</text:p>
      <text:p text:style-name="P31"><text:s text:c="2"/>baseURL: "http://192.168.2.202:8080",</text:p>
      <text:p text:style-name="P31"><text:s text:c="2"/>headers: {</text:p>
      <text:p text:style-name="P31"><text:s text:c="4"/>"Content-type": "application/json"</text:p>
      <text:p text:style-name="P31"><text:s text:c="2"/>}</text:p>
      <text:p text:style-name="P31">});</text:p>
      <text:p text:style-name="_5f_code"/>
      <text:p text:style-name="_5f_code">function Login(email, password) {</text:p>
      <text:p text:style-name="_5f_code"><text:s text:c="2"/>console.log(email, password);</text:p>
      <text:p text:style-name="P31"><text:s text:c="2"/>Axios.post('/test', { <text:s/>// axios.post(url[, data[, config]])</text:p>
      <text:p text:style-name="P31"><text:s text:c="4"/>email: email,</text:p>
      <text:p text:style-name="P31"><text:s text:c="4"/>password: password</text:p>
      <text:p text:style-name="P31"><text:s text:c="2"/>})</text:p>
      <text:p text:style-name="P31"><text:s text:c="4"/>.then(function (response) {</text:p>
      <text:p text:style-name="P31"><text:s text:c="6"/>// обработка удачи</text:p>
      <text:p text:style-name="P31"><text:s text:c="6"/>console.log(response.data);</text:p>
      <text:p text:style-name="P31"><text:s text:c="6"/>//console.log(response);</text:p>
      <text:p text:style-name="P31"><text:s text:c="4"/>})</text:p>
      <text:p text:style-name="P31"><text:s text:c="4"/>.catch(function (error) {</text:p>
      <text:p text:style-name="P31"><text:s text:c="6"/>// обработка ошибки</text:p>
      <text:p text:style-name="P31"><text:s text:c="6"/>console.log(error);</text:p>
      <text:p text:style-name="P31"><text:s text:c="4"/>})</text:p>
      <text:p text:style-name="_5f_code">}</text:p>
      <text:p text:style-name="_5f_heading_5f_2">Запись в базу</text:p>
      <text:p text:style-name="_5f_code">// ----------------------------------------------------------------------------</text:p>
      <text:p text:style-name="_5f_code">// тестируем обмен данными</text:p>
      <text:p text:style-name="P31">app.post('/test', function (request, response) {</text:p>
      <text:p text:style-name="P31"><text:s text:c="2"/>let data = request.body; <text:s text:c="3"/>// echo the result back<text:tab/>// сохраняем в базу данных... <text:s text:c="3"/></text:p>
      <text:p text:style-name="P31"><text:s text:c="2"/>console.log(data.password);</text:p>
      <text:p text:style-name="P31"><text:s text:c="2"/>//console.log(data('e_mail'));</text:p>
      <text:p text:style-name="P31"><text:s text:c="2"/>user_tab.create({</text:p>
      <text:p text:style-name="P31"><text:s text:c="4"/>e_mail: data.email,</text:p>
      <text:p text:style-name="P31"><text:s text:c="4"/>last_name: '',</text:p>
      <text:p text:style-name="P31"><text:s text:c="4"/>middle_name: '',</text:p>
      <text:p text:style-name="P31"><text:s text:c="4"/>first_name: '',</text:p>
      <text:p text:style-name="P31"><text:s text:c="4"/>password: data.password,</text:p>
      <text:p text:style-name="P31"><text:s text:c="4"/>access: 1,</text:p>
      <text:p text:style-name="P31"><text:s text:c="4"/>ban: false,</text:p>
      <text:p text:style-name="P31"><text:s text:c="4"/>del: false</text:p>
      <text:p text:style-name="P31"><text:s text:c="2"/>});</text:p>
      <text:p text:style-name="_5f_code"><text:s text:c="2"/>response.send({ "re": "Климов" });</text:p>
      <text:p text:style-name="_5f_code">});</text:p>
      <text:p text:style-name="P32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52</meta:editing-cycles>
    <meta:print-date>1970-01-01T03:00:00</meta:print-date>
    <meta:creation-date>2019-07-03T13:26:00</meta:creation-date>
    <dc:date>2020-10-25T19:07:32.723000000</dc:date>
    <meta:editing-duration>P7DT2H59M50S</meta:editing-duration>
    <meta:generator>LibreOffice/7.0.1.2$Windows_X86_64 LibreOffice_project/7cbcfc562f6eb6708b5ff7d7397325de9e764452</meta:generator>
    <meta:document-statistic meta:table-count="0" meta:image-count="0" meta:object-count="0" meta:page-count="1" meta:paragraph-count="45" meta:word-count="113" meta:character-count="1118" meta:non-whitespace-character-count="928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